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ender</text:p>
      <text:p text:style-name="P1"/>
      <text:list xml:id="list678865066289909815" text:style-name="L1">
        <text:list-item>
          <text:p text:style-name="P3">partie 1 : premiers pas</text:p>
          <text:list>
            <text:list-item>
              <text:p text:style-name="P4">chapitre 1 : intro</text:p>
              <text:list>
                <text:list-item>
                  <text:p text:style-name="P4">blender permet de faire :</text:p>
                  <text:list>
                    <text:list-item>
                      <text:p text:style-name="P4">des objets en 3D</text:p>
                    </text:list-item>
                    <text:list-item>
                      <text:p text:style-name="P4">des objets en 3D relief</text:p>
                    </text:list-item>
                    <text:list-item>
                      <text:p text:style-name="P4">des animations</text:p>
                    </text:list-item>
                    <text:list-item>
                      <text:p text:style-name="P4">des petits jeux vidéos</text:p>
                    </text:list-item>
                  </text:list>
                </text:list-item>
                <text:list-item>
                  <text:p text:style-name="P4">étapes de création d'objet 3D</text:p>
                  <text:list>
                    <text:list-item>
                      <text:p text:style-name="P4">modélisation 3D</text:p>
                    </text:list-item>
                    <text:list-item>
                      <text:p text:style-name="P4">réglage matériaux (couleurs et textures)</text:p>
                    </text:list-item>
                    <text:list-item>
                      <text:p text:style-name="P4">éclairage</text:p>
                    </text:list-item>
                  </text:list>
                </text:list-item>
                <text:list-item>
                  <text:p text:style-name="P4">caractéristiques blender</text:p>
                  <text:list>
                    <text:list-item>
                      <text:p text:style-name="P4">gratuit et libre</text:p>
                    </text:list-item>
                    <text:list-item>
                      <text:p text:style-name="P4">multiplateforme</text:p>
                    </text:list-item>
                    <text:list-item>
                      <text:p text:style-name="P4">intégralement en anglais</text:p>
                    </text:list-item>
                  </text:list>
                </text:list-item>
                <text:list-item>
                  <text:p text:style-name="P4">quelques fonctionnalités</text:p>
                  <text:list>
                    <text:list-item>
                      <text:p text:style-name="P4">flou de mouvement et flou focal</text:p>
                    </text:list-item>
                    <text:list-item>
                      <text:p text:style-name="P4">formats d'exportation nombreux</text:p>
                    </text:list-item>
                    <text:list-item>
                      <text:p text:style-name="P4">simulation de fluides</text:p>
                    </text:list-item>
                    <text:list-item>
                      <text:p text:style-name="P4">moteurs physiques pour simuler collision et déformations d'objets</text:p>
                    </text:list-item>
                    <text:list-item>
                      <text:p text:style-name="P4">scripteurs pythons pour créer de petits plugins</text:p>
                    </text:list-item>
                  </text:list>
                </text:list-item>
              </text:list>
            </text:list-item>
            <text:list-item>
              <text:p text:style-name="P3">chapitre 2 : faisons connaissance avec l'interface</text:p>
              <text:list>
                <text:list-item>
                  <text:p text:style-name="P3">quelques secs lancement mais certains logiciels 3D = 30 sec environ</text:p>
                </text:list-item>
                <text:list-item>
                  <text:p text:style-name="P3">petit écran lancement = splashscreen</text:p>
                  <text:list>
                    <text:list-item>
                      <text:p text:style-name="P3">liens utiles</text:p>
                      <text:list>
                        <text:list-item>
                          <text:p text:style-name="P3">site officiel blender</text:p>
                        </text:list-item>
                        <text:list-item>
                          <text:p text:style-name="P3">doc</text:p>
                        </text:list-item>
                        <text:list-item>
                          <text:p text:style-name="P3">communauté</text:p>
                        </text:list-item>
                        <text:list-item>
                          <text:p text:style-name="P3">page sur python</text:p>
                        </text:list-item>
                      </text:list>
                    </text:list-item>
                    <text:list-item>
                      <text:p text:style-name="P3">fichiers récemment utilisés</text:p>
                    </text:list-item>
                    <text:list-item>
                      <text:p text:style-name="P3">version</text:p>
                    </text:list-item>
                    <text:list-item>
                      <text:p text:style-name="P3">choisir interface maya-like ou autre</text:p>
                    </text:list-item>
                  </text:list>
                </text:list-item>
                <text:list-item>
                  <text:p text:style-name="P3">principales parties de la fenêtre blender (possibilité régler tailles)</text:p>
                  <text:list>
                    <text:list-item>
                      <text:p text:style-name="P3">barre des menus. Raccourcis :</text:p>
                      <text:list>
                        <text:list-item>
                          <text:p text:style-name="P3">nouveau</text:p>
                        </text:list-item>
                        <text:list-item>
                          <text:p text:style-name="P3">ouvrir</text:p>
                        </text:list-item>
                        <text:list-item>
                          <text:p text:style-name="P3">sauver</text:p>
                        </text:list-item>
                        <text:list-item>
                          <text:p text:style-name="P3">sauver sous</text:p>
                        </text:list-item>
                        <text:list-item>
                          <text:p text:style-name="P3">préférences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3">ajouter d'autres ?</text:p>
                        </text:list-item>
                      </text:list>
                    </text:list-item>
                    <text:list-item>
                      <text:p text:style-name="P3">fenêtre 3D</text:p>
                      <text:list>
                        <text:list-item>
                          <text:p text:style-name="P3">autre nom</text:p>
                        </text:list-item>
                        <text:list-item>
                          <text:p text:style-name="P3">deux volets</text:p>
                          <text:list>
                            <text:list-item>
                              <text:p text:style-name="P3">noms</text:p>
                            </text:list-item>
                            <text:list-item>
                              <text:p text:style-name="P3">raccourc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outliner</text:p>
                      <text:list>
                        <text:list-item>
                          <text:p text:style-name="P3"><text:soft-page-break/>rescence tous les objets de la scène (sorte d'inventaire)</text:p>
                        </text:list-item>
                        <text:list-item>
                          <text:p text:style-name="P3">permet de les sélectionner dans la fenêtre 3D</text:p>
                        </text:list-item>
                        <text:list-item>
                          <text:p text:style-name="P3">3 objets par défaut : caméra, cube, lampe</text:p>
                        </text:list-item>
                      </text:list>
                    </text:list-item>
                    <text:list-item>
                      <text:p text:style-name="P3">fenêtre des boutons</text:p>
                      <text:list>
                        <text:list-item>
                          <text:p text:style-name="P3">divisée en menus</text:p>
                        </text:list-item>
                        <text:list-item>
                          <text:p text:style-name="P3">eux mêmes divisés en onglets</text:p>
                        </text:list-item>
                        <text:list-item>
                          <text:p text:style-name="P3">menu = aspect de la 3D (rendu, couleurs, textures, animation, physique...)</text:p>
                        </text:list-item>
                        <text:list-item>
                          <text:p text:style-name="P3">replier des onglets</text:p>
                        </text:list-item>
                      </text:list>
                    </text:list-item>
                    <text:list-item>
                      <text:p text:style-name="P3">barre des temps</text:p>
                      <text:list>
                        <text:list-item>
                          <text:p text:style-name="P3">surtout pour l'animation, on verra plus tard</text:p>
                        </text:list-item>
                      </text:list>
                    </text:list-item>
                  </text:list>
                </text:list-item>
                <text:list-item>
                  <text:p text:style-name="P3">les vues</text:p>
                  <text:list>
                    <text:list-item>
                      <text:p text:style-name="P3">se placer...</text:p>
                      <text:list>
                        <text:list-item>
                          <text:p text:style-name="P3">1 : vue de face (ctrl+1 : vue de l'arrière)</text:p>
                        </text:list-item>
                        <text:list-item>
                          <text:p text:style-name="P3">3 : vue de droite (ctrl+3 : vue de gauche)</text:p>
                        </text:list-item>
                        <text:list-item>
                          <text:p text:style-name="P3">7 : vue de dessus (ctrl+7 : vue de dessous)</text:p>
                        </text:list-item>
                      </text:list>
                    </text:list-item>
                    <text:list-item>
                      <text:p text:style-name="P3">rotation de la caméra...</text:p>
                      <text:list>
                        <text:list-item>
                          <text:p text:style-name="P3">8 : vers le haut</text:p>
                        </text:list-item>
                        <text:list-item>
                          <text:p text:style-name="P3">4 : vers la gauche</text:p>
                        </text:list-item>
                        <text:list-item>
                          <text:p text:style-name="P3">2 : vers le bas</text:p>
                        </text:list-item>
                        <text:list-item>
                          <text:p text:style-name="P3">6 : vers la droite</text:p>
                        </text:list-item>
                      </text:list>
                    </text:list-item>
                    <text:list-item>
                      <text:p text:style-name="P3">vues spéciales</text:p>
                      <text:list>
                        <text:list-item>
                          <text:p text:style-name="P3">0 : vue caméra</text:p>
                        </text:list-item>
                        <text:list-item>
                          <text:p text:style-name="P3">5 : changer mode de vue (orthonormée / perspective)</text:p>
                        </text:list-item>
                      </text:list>
                    </text:list-item>
                    <text:list-item>
                      <text:p text:style-name="P3">molette</text:p>
                      <text:list>
                        <text:list-item>
                          <text:p text:style-name="P3">molette enfoncée : vue intuitive</text:p>
                        </text:list-item>
                        <text:list-item>
                          <text:p text:style-name="P3">rouler molette vers bas / touche "-" : dézoom</text:p>
                        </text:list-item>
                        <text:list-item>
                          <text:p text:style-name="P3">rouler molette vers haut / touche "+" : zoom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les outiles indispensab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4-06T22:40:54</meta:creation-date>
    <dc:date>2014-10-06T16:04:57</dc:date>
    <dc:creator>yjfjyf jjku</dc:creator>
    <meta:editing-duration>PT2H23M29S</meta:editing-duration>
    <meta:editing-cycles>54</meta:editing-cycles>
    <meta:generator>OpenOffice/4.0.0$Unix OpenOffice.org_project/400m3$Build-9702</meta:generator>
    <meta:document-statistic meta:table-count="0" meta:image-count="0" meta:object-count="0" meta:page-count="2" meta:paragraph-count="76" meta:word-count="391" meta:character-count="1944"/>
  </office:meta>
</office:document-meta>
</file>